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9f76" officeooo:paragraph-rsid="00049f76"/>
    </style:style>
    <style:style style:name="P2" style:family="paragraph" style:parent-style-name="Standard">
      <style:text-properties style:text-underline-style="solid" style:text-underline-width="auto" style:text-underline-color="font-color" officeooo:rsid="0005ed6c" officeooo:paragraph-rsid="0005ed6c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49f76" officeooo:paragraph-rsid="00049f76" style:font-size-asian="14pt" style:font-size-complex="14pt"/>
    </style:style>
    <style:style style:name="P4" style:family="paragraph" style:parent-style-name="Standard">
      <style:text-properties officeooo:rsid="0005ed6c" officeooo:paragraph-rsid="0005ed6c"/>
    </style:style>
    <style:style style:name="P5" style:family="paragraph" style:parent-style-name="Standard">
      <style:text-properties officeooo:rsid="00085427" officeooo:paragraph-rsid="00085427"/>
    </style:style>
    <style:style style:name="P6" style:family="paragraph" style:parent-style-name="Standard">
      <style:text-properties style:text-underline-style="none" officeooo:rsid="000d5f74" officeooo:paragraph-rsid="000d5f74"/>
    </style:style>
    <style:style style:name="P7" style:family="paragraph" style:parent-style-name="Standard">
      <style:text-properties style:text-underline-style="none" officeooo:rsid="000f9dc1" officeooo:paragraph-rsid="000f9dc1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officeooo:rsid="00049f76" officeooo:paragraph-rsid="00049f76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officeooo:rsid="00049f76" officeooo:paragraph-rsid="0005ed6c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text-underline-style="none" officeooo:rsid="000f9dc1" officeooo:paragraph-rsid="000f9dc1"/>
    </style:style>
    <style:style style:name="P11" style:family="paragraph" style:parent-style-name="Standard" style:list-style-name="L1">
      <style:text-properties officeooo:paragraph-rsid="00049f76"/>
    </style:style>
    <style:style style:name="P12" style:family="paragraph" style:parent-style-name="Standard" style:list-style-name="L1">
      <style:text-properties officeooo:rsid="00049f76" officeooo:paragraph-rsid="00049f76"/>
    </style:style>
    <style:style style:name="P13" style:family="paragraph" style:parent-style-name="Standard" style:list-style-name="L1">
      <style:text-properties officeooo:rsid="00049f76" officeooo:paragraph-rsid="0005ed6c"/>
    </style:style>
    <style:style style:name="P14" style:family="paragraph" style:parent-style-name="Standard" style:list-style-name="L3">
      <style:text-properties officeooo:paragraph-rsid="000cf04d"/>
    </style:style>
    <style:style style:name="P15" style:family="paragraph" style:parent-style-name="Standard" style:list-style-name="L1">
      <style:text-properties officeooo:rsid="00085427" officeooo:paragraph-rsid="00085427"/>
    </style:style>
    <style:style style:name="P16" style:family="paragraph" style:parent-style-name="Standard" style:list-style-name="L5">
      <style:text-properties style:text-underline-style="none" officeooo:rsid="000d5f74" officeooo:paragraph-rsid="000d5f74"/>
    </style:style>
    <style:style style:name="P17" style:family="paragraph" style:parent-style-name="Standard" style:list-style-name="L5">
      <style:text-properties style:text-underline-style="none" officeooo:rsid="000f9dc1" officeooo:paragraph-rsid="000f9dc1"/>
    </style:style>
    <style:style style:name="P18" style:family="paragraph" style:parent-style-name="Standard" style:list-style-name="L6">
      <style:text-properties style:text-underline-style="none" officeooo:rsid="000f9dc1" officeooo:paragraph-rsid="000f9dc1"/>
    </style:style>
    <style:style style:name="P19" style:family="paragraph" style:parent-style-name="Standard" style:list-style-name="L7">
      <style:text-properties style:text-underline-style="none" officeooo:rsid="000f9dc1" officeooo:paragraph-rsid="000f9dc1"/>
    </style:style>
    <style:style style:name="P20" style:family="paragraph" style:parent-style-name="Standard" style:list-style-name="L8">
      <style:text-properties style:text-underline-style="none" officeooo:rsid="000f9dc1" officeooo:paragraph-rsid="000f9dc1"/>
    </style:style>
    <style:style style:name="P21" style:family="paragraph" style:parent-style-name="Standard" style:list-style-name="L2">
      <style:paragraph-properties fo:margin-left="1.4772in" fo:margin-right="0in" fo:text-indent="-0.25in" style:auto-text-indent="false"/>
      <style:text-properties officeooo:rsid="00049f76" officeooo:paragraph-rsid="00049f76"/>
    </style:style>
    <style:style style:name="P22" style:family="paragraph" style:parent-style-name="Standard" style:list-style-name="L4">
      <style:paragraph-properties fo:margin-left="1.4772in" fo:margin-right="0in" fo:text-indent="-0.25in" style:auto-text-indent="false"/>
      <style:text-properties officeooo:rsid="0007892d" officeooo:paragraph-rsid="0007892d"/>
    </style:style>
    <style:style style:name="P23" style:family="paragraph" style:parent-style-name="Standard" style:list-style-name="L4">
      <style:paragraph-properties fo:margin-left="1.4772in" fo:margin-right="0in" fo:text-indent="-0.25in" style:auto-text-indent="false"/>
      <style:text-properties officeooo:rsid="00093b39" officeooo:paragraph-rsid="00093b39"/>
    </style:style>
    <style:style style:name="P24" style:family="paragraph" style:parent-style-name="Standard" style:list-style-name="L4">
      <style:paragraph-properties fo:margin-left="1.4772in" fo:margin-right="0in" fo:text-indent="-0.25in" style:auto-text-indent="false"/>
      <style:text-properties style:text-underline-style="none" officeooo:rsid="00049f76" officeooo:paragraph-rsid="00093b39"/>
    </style:style>
    <style:style style:name="P25" style:family="paragraph" style:parent-style-name="Standard" style:list-style-name="L2">
      <style:paragraph-properties fo:margin-left="1.4772in" fo:margin-right="0in" fo:text-indent="-0.25in" style:auto-text-indent="false"/>
      <style:text-properties fo:color="#a33e03" fo:font-weight="bold" officeooo:rsid="00118c56" officeooo:paragraph-rsid="00118c56" fo:background-color="transparent" style:font-weight-asian="bold" style:font-weight-complex="bold"/>
    </style:style>
    <style:style style:name="T1" style:family="text">
      <style:text-properties officeooo:rsid="00049f76"/>
    </style:style>
    <style:style style:name="T2" style:family="text">
      <style:text-properties style:text-underline-style="solid" style:text-underline-width="auto" style:text-underline-color="font-color" officeooo:rsid="00049f76"/>
    </style:style>
    <style:style style:name="T3" style:family="text">
      <style:text-properties style:text-underline-style="none" officeooo:rsid="00049f76"/>
    </style:style>
    <style:style style:name="T4" style:family="text">
      <style:text-properties style:text-underline-style="none" officeooo:rsid="0007892d"/>
    </style:style>
    <style:style style:name="T5" style:family="text">
      <style:text-properties style:text-underline-style="none" officeooo:rsid="000c3c36"/>
    </style:style>
    <style:style style:name="T6" style:family="text">
      <style:text-properties style:text-underline-style="none" officeooo:rsid="000cf04d"/>
    </style:style>
    <style:style style:name="T7" style:family="text">
      <style:text-properties fo:color="#000000" style:font-name="Liberation Serif" fo:font-size="12pt" style:text-underline-style="none" officeooo:rsid="000cf04d" style:letter-kerning="true" style:font-name-asian="Lohit Devanagari" style:font-size-asian="12pt" style:language-asian="en" style:country-asian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Draft about Accenture Projects:</text:p>
      <text:p text:style-name="P1"/>
      <text:p text:style-name="P4">Team members:</text:p>
      <text:p text:style-name="P1">Naomi (captain)</text:p>
      <text:p text:style-name="P1">Mikael</text:p>
      <text:p text:style-name="P1">Christophe S</text:p>
      <text:p text:style-name="P1"/>
      <text:p text:style-name="P2">Topics:</text:p>
      <text:p text:style-name="P1"/>
      <text:list xml:id="list3751078977" text:style-name="L1">
        <text:list-item>
          <text:p text:style-name="P12">Entity Relationship model: for data structure representation. Making use of smartdraw or another application. </text:p>
        </text:list-item>
      </text:list>
      <text:p text:style-name="Standard"/>
      <text:list xml:id="list92014736515102" text:continue-numbering="true" text:style-name="L1">
        <text:list-item>
          <text:p text:style-name="P11"><text:span text:style-name="T2">Information retrieving from the FOTG: </text:span><text:span text:style-name="T1">data not very clean!</text:span></text:p>
        </text:list-item>
      </text:list>
      <text:p text:style-name="P1"/>
      <text:list xml:id="list92013373591389" text:continue-numbering="true" text:style-name="L1">
        <text:list-item>
          <text:list>
            <text:list-item>
              <text:p text:style-name="P12">Information to be put on dashboards:</text:p>
            </text:list-item>
          </text:list>
        </text:list-item>
      </text:list>
      <text:p text:style-name="P8"/>
      <text:list xml:id="list2984523810" text:style-name="L2">
        <text:list-item>
          <text:list>
            <text:list-item>
              <text:list>
                <text:list-item>
                  <text:p text:style-name="P21">What menu, item, provides the best return? </text:p>
                </text:list-item>
                <text:list-item>
                  <text:p text:style-name="P25">By restaurant: information and profitability </text:p>
                </text:list-item>
                <text:list-item>
                  <text:p text:style-name="P25">comparing restaurants with each other</text:p>
                </text:list-item>
                <text:list-item>
                  <text:p text:style-name="P21">Which the fewest?</text:p>
                </text:list-item>
                <text:list-item>
                  <text:p text:style-name="P21">What provides the highest return (considering turnover by item and turnover for all the items in <text:s/>particular produced)</text:p>
                </text:list-item>
                <text:list-item>
                  <text:p text:style-name="P21">If we could lay our hands on the fixed costs, we could make a system being even more useful to the customer</text:p>
                </text:list-item>
              </text:list>
            </text:list-item>
          </text:list>
        </text:list-item>
      </text:list>
      <text:p text:style-name="P1"/>
      <text:list xml:id="list2351141883" text:style-name="L3">
        <text:list-item>
          <text:p text:style-name="P14"><text:span text:style-name="T2">Information retrieving from the corona</text:span><text:span text:style-name="T3"> </text:span><text:span text:style-name="T6">(</text:span><text:span text:style-name="T7">This option might be more complex and more time demanding) </text:span><text:span text:style-name="T3">: data </text:span><text:span text:style-name="T5">is cleaner than other case?</text:span><text:span text:style-name="T3"> </text:span><text:span text:style-name="T6">Is it easier to load into Power BI? </text:span><text:span text:style-name="T3"><text:s/></text:span><text:span text:style-name="T4">We assume that the data provided is correct and represents situations in real life correctly. </text:span></text:p>
        </text:list-item>
      </text:list>
      <text:list xml:id="list92014787017821" text:continue-list="list92013373591389" text:style-name="L1">
        <text:list-item>
          <text:list>
            <text:list-item>
              <text:p text:style-name="P15">files available via the link we were given by Accenture: </text:p>
            </text:list-item>
          </text:list>
        </text:list-item>
      </text:list>
      <text:p text:style-name="P5"><text:tab/><text:tab/>Total confirmed cases: https://covid.ourworldindata.org/data/ecdc/total_cases.csv</text:p>
      <text:p text:style-name="P5"><text:s text:c="4"/><text:tab/><text:tab/>Total deaths: https://covid.ourworldindata.org/data/ecdc/total_deaths.csv</text:p>
      <text:p text:style-name="P5"><text:s text:c="4"/><text:tab/><text:tab/>New confirmed cases: https://covid.ourworldindata.org/data/ecdc/new_cases.csv</text:p>
      <text:p text:style-name="P5"><text:s text:c="4"/><text:tab/><text:tab/>New deaths: https://covid.ourworldindata.org/data/ecdc/new_deaths.csv</text:p>
      <text:p text:style-name="P5"><text:s text:c="4"/><text:tab/><text:tab/>All four metrics: https://covid.ourworldindata.org/data/ecdc/full_data.csv</text:p>
      <text:p text:style-name="P5"><text:s text:c="4"/><text:tab/><text:tab/>Population data: <text:a xlink:type="simple" xlink:href="https://covid.ourworldindata.org/data/ecdc/locations.csv" text:style-name="Internet_20_link" text:visited-style-name="Visited_20_Internet_20_Link">https://covid.ourworldindata.org/data/ecdc/locations.csv</text:a></text:p>
      <text:p text:style-name="P5"/>
      <text:list xml:id="list92015155501714" text:continue-numbering="true" text:style-name="L1">
        <text:list-item>
          <text:list>
            <text:list-item>
              <text:p text:style-name="P13">Information to be put on dashboards (with have looked diagonally into the data):</text:p>
            </text:list-item>
          </text:list>
        </text:list-item>
      </text:list>
      <text:p text:style-name="P9"/>
      <text:list xml:id="list2226619260" text:style-name="L4">
        <text:list-item>
          <text:p text:style-name="P22">the countries with most tests have most coronavirus cases?</text:p>
        </text:list-item>
        <text:list-item>
          <text:p text:style-name="P22">Which country more mildest cases in respect to total cases? Which the fewest?</text:p>
        </text:list-item>
        <text:list-item>
          <text:p text:style-name="P23">Is the population in the countries with mostly mild cases younger?</text:p>
        </text:list-item>
        <text:list-item>
          <text:p text:style-name="P24">…</text:p>
        </text:list-item>
      </text:list>
      <text:list xml:id="list118176772" text:style-name="L5">
        <text:list-item>
          <text:p text:style-name="P16">Possibilities and choices:</text:p>
          <text:list>
            <text:list-item>
              <text:p text:style-name="P16">we try the easiest alternative and when there is time left we do the more difficult one. Having learned a lot via the less complex case.</text:p>
            </text:list-item>
            <text:list-item>
              <text:p text:style-name="P16">We start with the more difficult one and if it takes too long, we change to the less complex project</text:p>
            </text:list-item>
          </text:list>
        </text:list-item>
      </text:list>
      <text:p text:style-name="P6"/>
      <text:p text:style-name="P7"/>
      <text:list xml:id="list92014503637554" text:continue-numbering="true" text:style-name="L5">
        <text:list-item>
          <text:p text:style-name="P17">To do list:</text:p>
        </text:list-item>
      </text:list>
      <text:p text:style-name="P7"><text:soft-page-break/></text:p>
      <text:p text:style-name="P10">1. working on FOTG dataset</text:p>
      <text:p text:style-name="P10">2.understanding the dataset</text:p>
      <text:p text:style-name="P10">3.Analyse the dataset</text:p>
      <text:p text:style-name="P10">4.Ask ourselfs question and visualize the data</text:p>
      <text:p text:style-name="P10">5.sharing the workspace so that we together work on same screen</text:p>
      <text:p text:style-name="P10">6.Presentation</text:p>
      <text:p text:style-name="P7"/>
      <text:p text:style-name="P7"/>
      <text:p text:style-name="P7">I am following a talk for people who wanna be certified in P BI :</text:p>
      <text:p text:style-name="P7">[5:14 PM]</text:p>
      <text:list xml:id="list566863832" text:style-name="L6">
        <text:list-item>
          <text:p text:style-name="P18">Prepare the data</text:p>
        </text:list-item>
      </text:list>
      <text:p text:style-name="P7">[5:14 PM]</text:p>
      <text:list xml:id="list3617170048" text:style-name="L7">
        <text:list-item>
          <text:p text:style-name="P19">model the data</text:p>
        </text:list-item>
      </text:list>
      <text:p text:style-name="P7">[5:14 PM]</text:p>
      <text:list xml:id="list458973488" text:style-name="L8">
        <text:list-item>
          <text:p text:style-name="P20">vizualize the data</text:p>
        </text:list-item>
      </text:list>
      <text:p text:style-name="P7">[5:14 PM]</text:p>
      <text:p text:style-name="P7">analyse the data</text:p>
      <text:p text:style-name="P7">[5:14 PM]</text:p>
      <text:p text:style-name="P7">deploy and maintain deliverability</text:p>
      <text:p text:style-name="P7">[5:15 PM]</text:p>
      <text:p text:style-name="P7">here the steps they follow</text:p>
      <text:p text:style-name="P7">NEW</text:p>
      <text:p text:style-name="P7">[5:16 PM]</text:p>
      <text:p text:style-name="P7">Prepare the data : Connect and make it connectable for collaboration eg if there is no header it is the first step to transform but not yet cleaning</text:p>
      <text:p text:style-name="P7">[5:17 PM]</text:p>
      <text:p text:style-name="P7">model the date : small transformation like check if each data has the approriate type , and do the precheck by looking relational design of the DB</text:p>
      <text:p text:style-name="P7">[5:19 PM]</text:p>
      <text:p text:style-name="P7">vizualize the data : choose the appropriate type of chart add column of aggregation function(mean , min, max ,std, etc ......) if need to uncover the solution we want.</text:p>
      <text:p text:style-name="P7">[5:20 PM]</text:p>
      <text:p text:style-name="P7">analyse the data : do thing that make charts POP like choosing a special color for one particular bar in bar charts diagram</text:p>
      <text:p text:style-name="P7">and deploy and maintain delivrance : provide a solution to make our model accessible anytime by our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1:34:11.884869811</meta:creation-date>
    <dc:date>2020-10-13T09:19:08.577562801</dc:date>
    <meta:editing-duration>PT4H7M4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511" meta:character-count="3216" meta:non-whitespace-character-count="2750"/>
  </office:meta>
</office:document-meta>
</file>